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Heading_20_1">
      <style:text-properties officeooo:rsid="0015f225" officeooo:paragraph-rsid="0015f225"/>
    </style:style>
    <style:style style:name="P2" style:family="paragraph" style:parent-style-name="Heading_20_2">
      <style:text-properties officeooo:rsid="0015f225" officeooo:paragraph-rsid="0015f225"/>
    </style:style>
    <style:style style:name="P3" style:family="paragraph" style:parent-style-name="Heading_20_2">
      <style:text-properties officeooo:paragraph-rsid="0015f225"/>
    </style:style>
    <style:style style:name="P4" style:family="paragraph" style:parent-style-name="Horizontal_20_Line">
      <style:text-properties officeooo:paragraph-rsid="0015f225"/>
    </style:style>
    <style:style style:name="P5" style:family="paragraph" style:parent-style-name="Horizontal_20_Line">
      <style:text-properties officeooo:rsid="0015f225" officeooo:paragraph-rsid="0015f225"/>
    </style:style>
    <style:style style:name="P6" style:family="paragraph" style:parent-style-name="Standard">
      <style:text-properties officeooo:rsid="0015f225" officeooo:paragraph-rsid="0015f225"/>
    </style:style>
    <style:style style:name="P7" style:family="paragraph" style:parent-style-name="Standard">
      <style:text-properties style:font-name="Ubuntu" fo:font-size="72pt" officeooo:rsid="0000a721" officeooo:paragraph-rsid="0015f225" style:font-size-asian="72pt" style:font-size-complex="72pt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>
      <style:text-properties officeooo:paragraph-rsid="0015f225"/>
    </style:style>
    <style:style style:name="P11" style:family="paragraph" style:parent-style-name="Standard" style:list-style-name="L3"/>
    <style:style style:name="P12" style:family="paragraph" style:parent-style-name="Text_20_body">
      <style:text-properties officeooo:rsid="0015f225" officeooo:paragraph-rsid="0015f225"/>
    </style:style>
    <style:style style:name="P13" style:family="paragraph" style:parent-style-name="Text_20_body">
      <style:text-properties fo:font-style="italic" officeooo:paragraph-rsid="0015f225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f225"/>
    </style:style>
    <style:style style:name="T3" style:family="text">
      <style:text-properties fo:color="#c9211e" loext:opacity="100%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italic" style:font-style-asian="italic" style:font-style-complex="italic"/>
    </style:style>
    <style:style style:name="T6" style:family="text">
      <style:text-properties style:text-position="0% 100%"/>
    </style:style>
    <style:style style:name="T7" style:family="text">
      <style:text-properties officeooo:rsid="0000c04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ost-Neo-Classical English <text:span text:style-name="T2">language specification 1</text:span></text:h>
      <text:p text:style-name="Standard"><text:span text:style-name="T1">PNCE:</text:span> Post-Neo-Claßical English alphabet</text:p>
      <text:p text:style-name="P13">A variant of the English language particular to my own usage.</text:p>
      <text:h text:style-name="P1" text:outline-level="1">Alphabet</text:h>
      <text:h text:style-name="P3" text:outline-level="2">Letter<text:span text:style-name="T2">s (Latin)</text:span></text:h>
      <text:p text:style-name="P12">There are 29 letters in this alphabet, one letter is entirely optional (Þþ) bringing 28 letters to mandatory status.<text:line-break/>The alphabet is derived from American English, with the inclusion of 1 German letter (ẞß) 1 Medieval English letter (Þþ) and one European English letter (Ææ)</text:p>
      <text:p text:style-name="Standard">Aa</text:p>
      <text:p text:style-name="Standard">Ææ</text:p>
      <text:p text:style-name="Standard">Bb</text:p>
      <text:p text:style-name="Standard">Cc</text:p>
      <text:p text:style-name="Standard">Dd</text:p>
      <text:p text:style-name="Standard">Ee</text:p>
      <text:p text:style-name="Standard">Ff</text:p>
      <text:p text:style-name="Standard">Gg</text:p>
      <text:p text:style-name="Standard">Hh</text:p>
      <text:p text:style-name="Standard">Ii</text:p>
      <text:p text:style-name="Standard">Jj</text:p>
      <text:p text:style-name="Standard">Kk</text:p>
      <text:p text:style-name="Standard">Ll</text:p>
      <text:p text:style-name="Standard">Mm</text:p>
      <text:p text:style-name="Standard">Nn</text:p>
      <text:p text:style-name="Standard">Oo</text:p>
      <text:p text:style-name="Standard">Pp</text:p>
      <text:p text:style-name="Standard">Qq</text:p>
      <text:p text:style-name="Standard">Rr</text:p>
      <text:p text:style-name="Standard">Ss</text:p>
      <text:p text:style-name="Standard">ẞß</text:p>
      <text:p text:style-name="Standard">Tt</text:p>
      <text:p text:style-name="Standard">Þþ (optional)</text:p>
      <text:p text:style-name="Standard">Uu</text:p>
      <text:p text:style-name="Standard">Vv</text:p>
      <text:p text:style-name="Standard">Ww</text:p>
      <text:p text:style-name="Standard">Xx</text:p>
      <text:p text:style-name="Standard">Yy</text:p>
      <text:p text:style-name="Standard">Zz</text:p>
      <text:h text:style-name="Heading_20_2" text:outline-level="2">Numbers <text:span text:style-name="T2">(Arabic)</text:span></text:h>
      <text:p text:style-name="Standard">0</text:p>
      <text:p text:style-name="Standard"><text:soft-page-break/>1</text:p>
      <text:p text:style-name="Standard">2</text:p>
      <text:p text:style-name="Standard">3</text:p>
      <text:p text:style-name="Standard">4</text:p>
      <text:p text:style-name="Standard">5</text:p>
      <text:p text:style-name="Standard">6</text:p>
      <text:p text:style-name="Standard">7</text:p>
      <text:p text:style-name="Standard">8</text:p>
      <text:p text:style-name="Standard">9</text:p>
      <text:h text:style-name="Heading_20_2" text:outline-level="2">Punctuation <text:span text:style-name="T2">(Standard)</text:span></text:h>
      <text:p text:style-name="Standard">!</text:p>
      <text:p text:style-name="Standard">@</text:p>
      <text:p text:style-name="Standard">#</text:p>
      <text:p text:style-name="Standard">$</text:p>
      <text:p text:style-name="Standard">%</text:p>
      <text:p text:style-name="Standard">^</text:p>
      <text:p text:style-name="Standard">&amp;</text:p>
      <text:p text:style-name="Standard">*</text:p>
      <text:p text:style-name="Standard">-</text:p>
      <text:p text:style-name="Standard">_</text:p>
      <text:p text:style-name="Standard">+</text:p>
      <text:p text:style-name="Standard">=</text:p>
      <text:p text:style-name="Standard">|</text:p>
      <text:p text:style-name="Standard">\</text:p>
      <text:p text:style-name="Standard">/</text:p>
      <text:p text:style-name="Standard">;</text:p>
      <text:p text:style-name="Standard">:</text:p>
      <text:p text:style-name="Standard">"</text:p>
      <text:p text:style-name="Standard">'</text:p>
      <text:p text:style-name="Standard">.</text:p>
      <text:p text:style-name="Standard">?</text:p>
      <text:p text:style-name="Standard">`</text:p>
      <text:p text:style-name="Standard">~</text:p>
      <text:p text:style-name="Standard">,</text:p>
      <text:h text:style-name="Heading_20_2" text:outline-level="2">Brackets <text:span text:style-name="T2">(Standard)</text:span></text:h>
      <text:p text:style-name="P6">(</text:p>
      <text:p text:style-name="Standard">)</text:p>
      <text:p text:style-name="Standard">{</text:p>
      <text:p text:style-name="Standard">}</text:p>
      <text:p text:style-name="Standard">[</text:p>
      <text:p text:style-name="Standard">]</text:p>
      <text:p text:style-name="Standard">&lt;</text:p>
      <text:p text:style-name="Standard">&gt;</text:p>
      <text:p text:style-name="Horizontal_20_Line"/>
      <text:h text:style-name="Heading_20_2" text:outline-level="2"><text:soft-page-break/>Spelling <text:span text:style-name="T2">examples</text:span></text:h>
      <text:h text:style-name="Heading_20_3" text:outline-level="3">Usage of æ and Æ</text:h>
      <text:list xml:id="list652664892" text:style-name="L1">
        <text:list-item>
          <text:p text:style-name="P8">The Græy house.</text:p>
        </text:list-item>
        <text:list-item>
          <text:p text:style-name="P8">I AM BEING CRUSHED BY A GRÆY BOLDER!</text:p>
        </text:list-item>
      </text:list>
      <text:h text:style-name="Heading_20_3" text:outline-level="3">Optional usage of þ and Þ</text:h>
      <text:list xml:id="list455839815" text:style-name="L2">
        <text:list-item>
          <text:p text:style-name="P9">þe quick brown fox jumps over þhe lazy dog</text:p>
        </text:list-item>
        <text:list-item>
          <text:p text:style-name="P9">WATCH OUT FOR THE ÞORNY BRANCH!</text:p>
        </text:list-item>
      </text:list>
      <text:h text:style-name="Heading_20_3" text:outline-level="3">Usage of ẞ and ß</text:h>
      <text:list xml:id="list1584482133" text:style-name="L3">
        <text:list-item>
          <text:p text:style-name="P11">Walking in graß</text:p>
        </text:list-item>
        <text:list-item>
          <text:p text:style-name="P11">OW! BROKEN GLAẞ</text:p>
        </text:list-item>
        <text:list-item>
          <text:p text:style-name="P10"><text:span text:style-name="T1">Incorrect usage:</text:span> <text:span text:style-name="T3">ALL ABOARD THE U.ẞ WASHINGTON</text:span></text:p>
        </text:list-item>
      </text:list>
      <text:p text:style-name="P5"/>
      <text:h text:style-name="P2" text:outline-level="2">Closeup of the 3 new letters</text:h>
      <text:p text:style-name="P7">ẞß</text:p>
      <text:p text:style-name="P7">Ææ</text:p>
      <text:p text:style-name="P7">Þþ <text:span text:style-name="T7">(optional)</text:span></text:p>
      <text:p text:style-name="P4"/>
      <text:p text:style-name="P12"><text:span text:style-name="T10">Version 1</text:span> <text:span text:style-name="T8">(2023, Saturday, February 11</text:span><text:span text:style-name="T5">th</text:span><text:span text:style-name="T8"> at 9:58 pm PST</text:span></text:p>
      <text:p text:style-name="Horizontal_20_Lin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21:48:20.099381098</meta:creation-date>
    <dc:date>2023-02-11T21:58:10.950089935</dc:date>
    <meta:editing-duration>PT9M51S</meta:editing-duration>
    <meta:editing-cycles>1</meta:editing-cycles>
    <meta:document-statistic meta:table-count="0" meta:image-count="0" meta:object-count="0" meta:page-count="3" meta:paragraph-count="96" meta:word-count="230" meta:character-count="998" meta:non-whitespace-character-count="871"/>
    <meta:generator>LibreOffice/7.3.2.2$Linux_X86_64 LibreOffice_project/30$Build-2</meta:generator>
  </office:meta>
</office:document-meta>
</file>